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64d" officeooo:paragraph-rsid="00186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 : Logements</text:p>
      <text:p text:style-name="P1"/>
      <text:p text:style-name="P1"><text:a xlink:type="simple" xlink:href="http://www.perche-sarthois.fr/Sejourner/Hebergements" text:style-name="Internet_20_link" text:visited-style-name="Visited_20_Internet_20_Link">http://www.perche-sarthois.fr/Sejourner/Hebergement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6:15:05.405652230</meta:creation-date>
    <dc:date>2017-02-26T16:16:17.097344951</dc:date>
    <meta:editing-duration>PT1M12S</meta:editing-duration>
    <meta:editing-cycles>1</meta:editing-cycles>
    <meta:document-statistic meta:table-count="0" meta:image-count="0" meta:object-count="0" meta:page-count="1" meta:paragraph-count="2" meta:word-count="4" meta:character-count="74" meta:non-whitespace-character-count="72"/>
    <meta:generator>LibreOffice/5.1.6.2$Linux_X86_64 LibreOffice_project/10m0$Build-2</meta:generator>
  </office:meta>
</office:document-meta>
</file>